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7" style:family="paragraph">
      <style:paragraph-properties fo:margin-left="0.318cm" fo:margin-right="0cm" fo:text-indent="0cm"/>
      <style:text-properties fo:font-size="26pt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27cm" svg:y="0.508cm">
          <draw:text-box>
            <text:p text:style-name="P1"><text:span text:style-name="T1">HYMN #597</text:span></text:p>
            <text:p text:style-name="P1"><text:span text:style-name="T2">“</text:span><text:span text:style-name="T2">Water, Blood, and Spirit Cry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146cm" svg:height="7.011cm" svg:x="1.524cm" svg:y="1.016cm">
          <draw:text-box>
            <text:p text:style-name="P4"><text:span text:style-name="T3">1. </text:span><text:span text:style-name="T4">Water, blood, and Spirit crying,</text:span><text:span text:style-name="T4"><text:line-break/></text:span><text:span text:style-name="T4">By their witness testifying</text:span><text:span text:style-name="T4"><text:line-break/></text:span><text:span text:style-name="T4">To the One whose death-defying</text:span><text:span text:style-name="T4"><text:line-break/></text:span><text:span text:style-name="T4">Life has come, with life for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5.146cm" svg:height="7.011cm" svg:x="1.524cm" svg:y="0.762cm">
          <draw:text-box>
            <text:p text:style-name="P4"><text:span text:style-name="T3">2. </text:span><text:span text:style-name="T4">In a wat’ry grave are buried</text:span><text:span text:style-name="T4"><text:line-break/></text:span><text:span text:style-name="T4">All our sins that Jesus carried;</text:span><text:span text:style-name="T4"><text:line-break/></text:span><text:span text:style-name="T4">Christ, the Ark of Life, has ferried</text:span><text:span text:style-name="T4"><text:line-break/></text:span><text:span text:style-name="T4">Us across death’s raging f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5.146cm" svg:height="7.011cm" svg:x="1.27cm" svg:y="0.762cm">
          <draw:text-box>
            <text:p text:style-name="P4"><text:span text:style-name="T3">3. </text:span><text:span text:style-name="T4">Dark the way, yet Christ precedes us,</text:span><text:span text:style-name="T4"><text:line-break/></text:span><text:span text:style-name="T4">Past the scowl of death He leads us;</text:span><text:span text:style-name="T4"><text:line-break/></text:span><text:span text:style-name="T4">Spreads a table where He feeds us</text:span><text:span text:style-name="T4"><text:line-break/></text:span><text:span text:style-name="T4">With His body and His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5" draw:layer="layout" svg:width="25.146cm" svg:height="7.011cm" svg:x="1.27cm" svg:y="0.762cm">
          <draw:text-box>
            <text:p text:style-name="P4"><text:span text:style-name="T3">4. </text:span><text:span text:style-name="T4">Though around us death is seething,</text:span><text:span text:style-name="T4"><text:line-break/></text:span><text:span text:style-name="T4">God, His two-edged sword unsheathing,</text:span><text:span text:style-name="T4"><text:line-break/></text:span><text:span text:style-name="T4">By His Spirit life is breathing</text:span><text:span text:style-name="T4"><text:line-break/></text:span><text:span text:style-name="T4">Through the living, active 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4" draw:text-style-name="P8" draw:layer="layout" svg:width="25.146cm" svg:height="13.401cm" svg:x="1.524cm" svg:y="0.762cm">
          <draw:text-box>
            <text:p text:style-name="P6"><text:span text:style-name="T3">5. </text:span><text:span text:style-name="T4">Spirit, water, blood entreating,</text:span><text:span text:style-name="T4"><text:line-break/></text:span><text:span text:style-name="T4">Working faith and its completing</text:span><text:span text:style-name="T4"><text:line-break/></text:span><text:span text:style-name="T4">In the One whose death-defeating</text:span><text:span text:style-name="T4"><text:line-break/></text:span><text:span text:style-name="T4">Life has come, with life for all.</text:span></text:p>
            <text:p text:style-name="P7"><text:span text:style-name="T4"/></text:p>
            <text:p text:style-name="P7"><text:span text:style-name="T5"><text:s text:c="8"/></text:span><text:span text:style-name="T5">© 1999 Stephen P. Starke. </text:span></text:p>
            <text:p text:style-name="P7"><text:span text:style-name="T5"><text:s text:c="8"/></text:span><text:span text:style-name="T5">Used by permission:</text:span></text:p>
            <text:p text:style-name="P7"><text:span text:style-name="T5"><text:s text:c="8"/></text:span><text:span text:style-name="T5">LSB Hymn License</text:span></text:p>
            <text:p text:style-name="P7"><text:span text:style-name="T5"><text:s text:c="8"/></text:span><text:span text:style-name="T5">.NET, no. 100011038.</text:span></text:p>
            <text:p text:style-name="P7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21:11:01.515000000</meta:creation-date>
    <dc:title>Hymn template</dc:title>
    <meta:editing-duration>PT28M4S</meta:editing-duration>
    <meta:editing-cycles>13</meta:editing-cycles>
    <meta:generator>LibreOffice/6.1.5.2$Windows_X86_64 LibreOffice_project/90f8dcf33c87b3705e78202e3df5142b201bd805</meta:generator>
    <meta:initial-creator>Arthur Hoch</meta:initial-creator>
    <dc:date>2019-04-18T13:20:50.349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6-12T21:11:01.266000000"/>
  </office:meta>
</office:document-meta>
</file>